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2, 2009, 1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Many null pointers! <text:s/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office:value-type="string">
            <text:p>Constructor f overloaded</text:p>
          </table:table-cell>
          <table:table-cell table:number-columns-repeated="253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 And f constructor issu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office:value-type="string">
            <text:p>double declaration of function test()</text:p>
          </table:table-cell>
          <table:table-cell table:number-columns-repeated="253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6"/>
          <table:table-cell office:value-type="string">
            <text:p>Index 0 in List of size 0 during parse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6"/>
          <table:table-cell office:value-type="string">
            <text:p>Index 0 in List of size 0 during parse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3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1-22T21:56:44</meta:creation-date>
    <dc:creator>Jurgen Vinju</dc:creator>
    <dc:date>2009-02-02T13:06:22</dc:date>
    <meta:editing-cycles>163</meta:editing-cycles>
    <meta:editing-duration>P10DT7H56M0S</meta:editing-duration>
    <meta:user-defined meta:name="Info 1"/>
    <meta:user-defined meta:name="Info 2"/>
    <meta:user-defined meta:name="Info 3"/>
    <meta:user-defined meta:name="Info 4"/>
    <meta:document-statistic meta:table-count="9" meta:cell-count="1272"/>
  </office:meta>
</office:document-meta>
</file>